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266.29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1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44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44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4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44"/>
    <style:style style:name="ce10" style:family="table-cell" style:parent-style-name="Default" style:data-style-name="N44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44">
      <style:text-properties fo:font-weight="bold" style:font-weight-asian="bold" style:font-weight-complex="bold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responsive-web-d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6"/>
        <table:table-column table:style-name="co5" table:default-cell-style-name="ce9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ub.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u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</text:p>
          </table:table-cell>
          <table:table-cell table:number-columns-repeated="1023"/>
        </table:table-row>
        <table:table-row table:style-name="ro2">
          <table:table-cell table:style-name="ce2" table:number-columns-repeated="2"/>
          <table:table-cell table:style-name="ce4" office:value-type="string" calcext:value-type="string">
            <text:p>Creating a Responsive Web Design: Advanced Techniques</text:p>
          </table:table-cell>
          <table:table-cell table:style-name="ce7" table:formula="of:=SUM([.D6];[.D10];[.D22];[.D30])" office:value-type="time" office:time-value="PT01H14M59S" calcext:value-type="time">
            <text:p>01:14:59</text:p>
          </table:table-cell>
          <table:table-cell table:style-name="ce10"/>
          <table:table-cell table:style-name="ce12"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---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5" office:value-type="string" calcext:value-type="string">
            <text:p>Introduction</text:p>
          </table:table-cell>
          <table:table-cell table:style-name="ce8" table:formula="of:=SUM([.D7:.D9])" office:value-type="time" office:time-value="PT00H02M36S" calcext:value-type="time">
            <text:p>00:02:36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roduction to this course</text:p>
          </table:table-cell>
          <table:table-cell office:value-type="time" office:time-value="PT00H00M48S" calcext:value-type="time">
            <text:p>00:00: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hat you'll need to complete this course</text:p>
          </table:table-cell>
          <table:table-cell office:value-type="time" office:time-value="PT00H01M08S" calcext:value-type="time">
            <text:p>00:01: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out the exercise files</text:p>
          </table:table-cell>
          <table:table-cell office:value-type="time" office:time-value="PT00H00M40S" calcext:value-type="time">
            <text:p>00:00:4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5" office:value-type="string" calcext:value-type="string">
            <text:p>Creating a Collapsible Mobile Menu</text:p>
          </table:table-cell>
          <table:table-cell table:style-name="ce8" table:formula="of:=SUM([.D11:.D21])" office:value-type="time" office:time-value="PT00H38M37S" calcext:value-type="time">
            <text:p>00:38:37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bout this lesson</text:p>
          </table:table-cell>
          <table:table-cell office:value-type="time" office:time-value="PT00H00M46S" calcext:value-type="time">
            <text:p>00:00:4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locating the nav element</text:p>
          </table:table-cell>
          <table:table-cell office:value-type="time" office:time-value="PT00H04M33S" calcext:value-type="time">
            <text:p>00:04:3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dding a mobile link button</text:p>
          </table:table-cell>
          <table:table-cell office:value-type="time" office:time-value="PT00H04M43S" calcext:value-type="time">
            <text:p>00:04:4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emoving the header height restrictions</text:p>
          </table:table-cell>
          <table:table-cell office:value-type="time" office:time-value="PT00H02M02S" calcext:value-type="time">
            <text:p>00:02: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styling the mobile menu</text:p>
          </table:table-cell>
          <table:table-cell office:value-type="time" office:time-value="PT00H02M22S" calcext:value-type="time">
            <text:p>00:02:2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djusting the logo to overlap the menu</text:p>
          </table:table-cell>
          <table:table-cell office:value-type="time" office:time-value="PT00H03M58S" calcext:value-type="time">
            <text:p>00:03:5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dding JavaScript and jQuery to your project</text:p>
          </table:table-cell>
          <table:table-cell office:value-type="time" office:time-value="PT00H05M32S" calcext:value-type="time">
            <text:p>00:05: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ttaching a click event to the mobile menu button</text:p>
          </table:table-cell>
          <table:table-cell office:value-type="time" office:time-value="PT00H04M04S" calcext:value-type="time">
            <text:p>00:04: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nimating the height of the navigation</text:p>
          </table:table-cell>
          <table:table-cell office:value-type="time" office:time-value="PT00H04M51S" calcext:value-type="time">
            <text:p>00:04:5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moving the style attribute from the nav element</text:p>
          </table:table-cell>
          <table:table-cell office:value-type="time" office:time-value="PT00H05M21S" calcext:value-type="time">
            <text:p>00:05:2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Where to go from here</text:p>
          </table:table-cell>
          <table:table-cell office:value-type="time" office:time-value="PT00H00M25S" calcext:value-type="time">
            <text:p>00:00:25</text:p>
          </table:table-cell>
          <table:table-cell table:formula="of:=SUM([.D6];[.D10])" office:value-type="time" office:time-value="PT00H41M13S" calcext:value-type="time">
            <text:p>00:41:13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5" office:value-type="string" calcext:value-type="string">
            <text:p>Working in an SVG</text:p>
          </table:table-cell>
          <table:table-cell table:style-name="ce8" table:formula="of:=SUM([.D23:.D29])" office:value-type="time" office:time-value="PT00H16M21S" calcext:value-type="time">
            <text:p>00:16:21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bout this lesson</text:p>
          </table:table-cell>
          <table:table-cell office:value-type="time" office:time-value="PT00H00M40S" calcext:value-type="time">
            <text:p>00:00: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rouping artwork in an SVG</text:p>
          </table:table-cell>
          <table:table-cell office:value-type="time" office:time-value="PT00H03M39S" calcext:value-type="time">
            <text:p>00:03:3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dding CSS to an SVG</text:p>
          </table:table-cell>
          <table:table-cell office:value-type="time" office:time-value="PT00H03M13S" calcext:value-type="time">
            <text:p>00:03:1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ing media queries to an SVG</text:p>
          </table:table-cell>
          <table:table-cell office:value-type="time" office:time-value="PT00H02M28S" calcext:value-type="time">
            <text:p>00:02: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anging SVG art with CSS</text:p>
          </table:table-cell>
          <table:table-cell office:value-type="time" office:time-value="PT00H02M10S" calcext:value-type="time">
            <text:p>00:02:1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sing the same SVG file for all screen sizes</text:p>
          </table:table-cell>
          <table:table-cell office:value-type="time" office:time-value="PT00H03M45S" calcext:value-type="time">
            <text:p>00:03:4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Where to go from here</text:p>
          </table:table-cell>
          <table:table-cell office:value-type="time" office:time-value="PT00H00M26S" calcext:value-type="time">
            <text:p>00:00:26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5" office:value-type="string" calcext:value-type="string">
            <text:p>Supporting High-Definition Screens</text:p>
          </table:table-cell>
          <table:table-cell table:style-name="ce8" table:formula="of:=SUM([.D31:.D37])" office:value-type="time" office:time-value="PT00H17M25S" calcext:value-type="time">
            <text:p>00:17:25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bout this lesson</text:p>
          </table:table-cell>
          <table:table-cell office:value-type="time" office:time-value="PT00H01M46S" calcext:value-type="time">
            <text:p>00:01:4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bout the exercise files</text:p>
          </table:table-cell>
          <table:table-cell office:value-type="time" office:time-value="PT00H00M49S" calcext:value-type="time">
            <text:p>00:00:4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dding sizes for CSS-driven images</text:p>
          </table:table-cell>
          <table:table-cell office:value-type="time" office:time-value="PT00H03M12S" calcext:value-type="time">
            <text:p>00:03: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ing new graphics to the project</text:p>
          </table:table-cell>
          <table:table-cell office:value-type="time" office:time-value="PT00H01M24S" calcext:value-type="time">
            <text:p>00:01: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sing CSS media queries for device pixel ratio</text:p>
          </table:table-cell>
          <table:table-cell office:value-type="time" office:time-value="PT00H05M55S" calcext:value-type="time">
            <text:p>00:05:5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sing image srcset and the pixel density descriptor</text:p>
          </table:table-cell>
          <table:table-cell office:value-type="time" office:time-value="PT00H03M53S" calcext:value-type="time">
            <text:p>00:03: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Where to go from here</text:p>
          </table:table-cell>
          <table:table-cell office:value-type="time" office:time-value="PT00H00M26S" calcext:value-type="time">
            <text:p>00:00:26</text:p>
          </table:table-cell>
          <table:table-cell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2T18:33:30.351696538</dc:date>
    <meta:editing-duration>PT8M42S</meta:editing-duration>
    <meta:editing-cycles>3</meta:editing-cycles>
    <meta:generator>LibreOffice/5.1.4.2$Linux_X86_64 LibreOffice_project/10m0$Build-2</meta:generator>
    <meta:document-statistic meta:table-count="1" meta:cell-count="105" meta:object-count="0"/>
  </office:meta>
</office:document-meta>
</file>